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4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/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3" table:number-columns-repeated="4"/>
          <table:table-cell table:style-name="ce2" table:number-columns-repeated="3"/>
        </table:table-row>
        <table:table-row table:style-name="ro2">
          <table:table-cell/>
          <table:table-cell table:style-name="ce1" office:value-type="string">
            <text:p>Berechnunng der Timer-Konfiguration</text:p>
          </table:table-cell>
          <table:table-cell table:style-name="ce3" table:number-columns-repeated="4"/>
          <table:table-cell table:style-name="ce2"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2" table:number-columns-repeated="3"/>
        </table:table-row>
        <table:table-row table:style-name="ro1">
          <table:table-cell table:number-columns-repeated="2"/>
          <table:table-cell table:style-name="ce3" office:value-type="string">
            <text:p>CPU Freq/Hz</text:p>
          </table:table-cell>
          <table:table-cell table:style-name="ce3" office:value-type="string">
            <text:p>Prescale</text:p>
          </table:table-cell>
          <table:table-cell table:style-name="ce3" office:value-type="string">
            <text:p>Timer Freq/Hz</text:p>
          </table:table-cell>
          <table:table-cell table:style-name="ce3" office:value-type="string">
            <text:p>Count</text:p>
          </table:table-cell>
          <table:table-cell table:style-name="ce2" office:value-type="string">
            <text:p>Count gerundet</text:p>
          </table:table-cell>
          <table:table-cell table:style-name="ce2" office:value-type="string">
            <text:p>Timer Freq/Hz (generiert)</text:p>
          </table:table-cell>
          <table:table-cell table:style-name="ce2" office:value-type="string">
            <text:p>Prozentuale Abweichung</text:p>
          </table:table-cell>
        </table:table-row>
        <table:table-row table:style-name="ro1">
          <table:table-cell/>
          <table:table-cell table:style-name="ce2" office:value-type="string">
            <text:p>Ist</text:p>
          </table:table-cell>
          <table:table-cell table:style-name="ce4" office:value-type="float" office:value="16000000">
            <text:p>16000000</text:p>
          </table:table-cell>
          <table:table-cell table:style-name="ce4" office:value-type="float" office:value="1">
            <text:p>1</text:p>
          </table:table-cell>
          <table:table-cell table:style-name="ce4" table:formula="of:=[.C5]/[.D5]" office:value-type="float" office:value="16000000">
            <text:p>16000000</text:p>
          </table:table-cell>
          <table:table-cell table:style-name="ce4" table:formula="of:=[.E5]/[.C6]" office:value-type="float" office:value="256">
            <text:p>256</text:p>
          </table:table-cell>
          <table:table-cell table:style-name="ce4" table:formula="of:=ROUND([.F5])" office:value-type="float" office:value="256">
            <text:p>256</text:p>
          </table:table-cell>
          <table:table-cell table:style-name="ce4" table:formula="of:=[.E5]/[.G5]" office:value-type="float" office:value="62500">
            <text:p>62500</text:p>
          </table:table-cell>
          <table:table-cell table:style-name="ce6" table:formula="of:=100-((100*[.H5])/[.C6]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oll</text:p>
          </table:table-cell>
          <table:table-cell table:style-name="ce4" office:value-type="float" office:value="62500">
            <text:p>62500</text:p>
          </table:table-cell>
          <table:table-cell table:style-name="ce4" office:value-type="float" office:value="8">
            <text:p>8</text:p>
          </table:table-cell>
          <table:table-cell table:style-name="ce4" table:formula="of:=[.C5]/[.D6]" office:value-type="float" office:value="2000000">
            <text:p>2000000</text:p>
          </table:table-cell>
          <table:table-cell table:style-name="ce4" table:formula="of:=[.E6]/[.C6]" office:value-type="float" office:value="32">
            <text:p>32</text:p>
          </table:table-cell>
          <table:table-cell table:style-name="ce4" table:formula="of:=ROUND([.F6])" office:value-type="float" office:value="32">
            <text:p>32</text:p>
          </table:table-cell>
          <table:table-cell table:style-name="ce4" table:formula="of:=[.E6]/[.G6]" office:value-type="float" office:value="62500">
            <text:p>62500</text:p>
          </table:table-cell>
          <table:table-cell table:style-name="ce7" table:formula="of:=100-((100*[.H6])/[.C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64">
            <text:p>64</text:p>
          </table:table-cell>
          <table:table-cell table:style-name="ce4" table:formula="of:=[.C5]/[.D7]" office:value-type="float" office:value="250000">
            <text:p>250000</text:p>
          </table:table-cell>
          <table:table-cell table:style-name="ce4" table:formula="of:=[.E7]/[.C6]" office:value-type="float" office:value="4">
            <text:p>4</text:p>
          </table:table-cell>
          <table:table-cell table:style-name="ce4" table:formula="of:=ROUND([.F7])" office:value-type="float" office:value="4">
            <text:p>4</text:p>
          </table:table-cell>
          <table:table-cell table:style-name="ce4" table:formula="of:=[.E7]/[.G7]" office:value-type="float" office:value="62500">
            <text:p>62500</text:p>
          </table:table-cell>
          <table:table-cell table:style-name="ce8" table:formula="of:=100-((100*[.H7])/[.C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256">
            <text:p>256</text:p>
          </table:table-cell>
          <table:table-cell table:style-name="ce4" table:formula="of:=[.C5]/[.D8]" office:value-type="float" office:value="62500">
            <text:p>62500</text:p>
          </table:table-cell>
          <table:table-cell table:style-name="ce4" table:formula="of:=[.E8]/[.C6]" office:value-type="float" office:value="1">
            <text:p>1</text:p>
          </table:table-cell>
          <table:table-cell table:style-name="ce4" table:formula="of:=ROUND([.F8])" office:value-type="float" office:value="1">
            <text:p>1</text:p>
          </table:table-cell>
          <table:table-cell table:style-name="ce4" table:formula="of:=[.E8]/[.G8]" office:value-type="float" office:value="62500">
            <text:p>62500</text:p>
          </table:table-cell>
          <table:table-cell table:style-name="ce8" table:formula="of:=100-((100*[.H8])/[.C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1024">
            <text:p>1024</text:p>
          </table:table-cell>
          <table:table-cell table:style-name="ce4" table:formula="of:=[.C5]/[.D9]" office:value-type="float" office:value="15625">
            <text:p>15625</text:p>
          </table:table-cell>
          <table:table-cell table:style-name="ce4" table:formula="of:=[.E9]/[.C6]" office:value-type="float" office:value="0.25">
            <text:p>0,25</text:p>
          </table:table-cell>
          <table:table-cell table:style-name="ce4" table:formula="of:=ROUND([.F9])" office:value-type="float" office:value="0">
            <text:p>0</text:p>
          </table:table-cell>
          <table:table-cell table:style-name="ce4" table:formula="of:=[.E9]/[.G9]" office:value-type="float" office:value="0">
            <text:p>#DIV/0!</text:p>
          </table:table-cell>
          <table:table-cell table:style-name="ce8" table:formula="of:=100-((100*[.H9])/[.C6])" office:value-type="float" office:value="0">
            <text:p>#DIV/0!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formula="of:=[.E13]/[.F13]" office:value-type="float" office:value="62500">
            <text:p>625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[.D18]/([.B18]*2)" office:value-type="float" office:value="2000">
            <text:p>2000</text:p>
          </table:table-cell>
          <table:table-cell table:formula="of:=-1*LOG([.C18])+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8000*[.C18]" office:value-type="float" office:value="8000">
            <text:p>8000</text:p>
          </table:table-cell>
          <table:table-cell table:style-name="ce5" table:formula="of:=([.F18]/[.D18])" office:value-type="float" office:value="2000">
            <text:p>2000,00000000000000000000</text:p>
          </table:table-cell>
          <table:table-cell office:value-type="float" office:value="16000000">
            <text:p>16000000</text:p>
          </table:table-cell>
          <table:table-cell/>
          <table:table-cell table:formula="of:=[.D18]/-LOG([.D18])" office:value-type="float" office:value="-2049.65809824064">
            <text:p>-2049,66</text:p>
          </table:table-cell>
          <table:table-cell/>
        </table:table-row>
        <table:table-row table:style-name="ro1">
          <table:table-cell table:formula="of:=[.D19]/([.B19]*2)" office:value-type="float" office:value="4708.73528054223">
            <text:p>4708,74</text:p>
          </table:table-cell>
          <table:table-cell table:formula="of:=-1*LOG([.C19])+2" office:value-type="float" office:value="1.69897000433602">
            <text:p>1,7</text:p>
          </table:table-cell>
          <table:table-cell office:value-type="float" office:value="2">
            <text:p>2</text:p>
          </table:table-cell>
          <table:table-cell table:formula="of:=8000*[.C19]" office:value-type="float" office:value="16000">
            <text:p>16000</text:p>
          </table:table-cell>
          <table:table-cell table:style-name="ce5" table:formula="of:=([.F19]/[.D19])" office:value-type="float" office:value="1000">
            <text:p>1000,00000000000000000000</text:p>
          </table:table-cell>
          <table:table-cell office:value-type="float" office:value="16000000">
            <text:p>16000000</text:p>
          </table:table-cell>
          <table:table-cell/>
          <table:table-cell table:formula="of:=[.D19]/-LOG([.D19])-[.H18]" office:value-type="float" office:value="-1756.13242772149">
            <text:p>-1756,13</text:p>
          </table:table-cell>
          <table:table-cell/>
        </table:table-row>
        <table:table-row table:style-name="ro1">
          <table:table-cell/>
          <table:table-cell table:formula="of:=-1*LOG([.C20])+2" office:value-type="float" office:value="1.52287874528034">
            <text:p>1,52</text:p>
          </table:table-cell>
          <table:table-cell office:value-type="float" office:value="3">
            <text:p>3</text:p>
          </table:table-cell>
          <table:table-cell table:formula="of:=8000*[.C20]" office:value-type="float" office:value="24000">
            <text:p>24000</text:p>
          </table:table-cell>
          <table:table-cell table:style-name="ce5" table:formula="of:=([.F20]/[.D20])" office:value-type="float" office:value="666.666666666667">
            <text:p>666,66666666666700000000</text:p>
          </table:table-cell>
          <table:table-cell office:value-type="float" office:value="16000000">
            <text:p>16000000</text:p>
          </table:table-cell>
          <table:table-cell/>
          <table:table-cell table:formula="of:=[.D20]/LOG([.D20])" office:value-type="float" office:value="5479.18780068283">
            <text:p>5479,19</text:p>
          </table:table-cell>
          <table:table-cell/>
        </table:table-row>
        <table:table-row table:style-name="ro1">
          <table:table-cell/>
          <table:table-cell table:formula="of:=-1*LOG([.C21])+2" office:value-type="float" office:value="1.39794000867204">
            <text:p>1,4</text:p>
          </table:table-cell>
          <table:table-cell office:value-type="float" office:value="4">
            <text:p>4</text:p>
          </table:table-cell>
          <table:table-cell table:formula="of:=8000*[.C21]" office:value-type="float" office:value="32000">
            <text:p>32000</text:p>
          </table:table-cell>
          <table:table-cell table:style-name="ce5" table:formula="of:=([.F21]/[.D21])" office:value-type="float" office:value="500">
            <text:p>50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/>
          <table:table-cell table:formula="of:=-1*LOG([.C22])+2" office:value-type="float" office:value="1.30102999566398">
            <text:p>1,3</text:p>
          </table:table-cell>
          <table:table-cell office:value-type="float" office:value="5">
            <text:p>5</text:p>
          </table:table-cell>
          <table:table-cell table:formula="of:=8000*[.C22]" office:value-type="float" office:value="40000">
            <text:p>40000</text:p>
          </table:table-cell>
          <table:table-cell table:style-name="ce5" table:formula="of:=([.F22]/[.D22])" office:value-type="float" office:value="400">
            <text:p>40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/>
          <table:table-cell table:formula="of:=-1*LOG([.C23])+2" office:value-type="float" office:value="1.22184874961636">
            <text:p>1,22</text:p>
          </table:table-cell>
          <table:table-cell office:value-type="float" office:value="6">
            <text:p>6</text:p>
          </table:table-cell>
          <table:table-cell table:formula="of:=8000*[.C23]" office:value-type="float" office:value="48000">
            <text:p>48000</text:p>
          </table:table-cell>
          <table:table-cell table:style-name="ce5" table:formula="of:=([.F23]/[.D23])" office:value-type="float" office:value="333.333333333333">
            <text:p>333,333333333333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8000*[.C24]" office:value-type="float" office:value="56000">
            <text:p>56000</text:p>
          </table:table-cell>
          <table:table-cell table:style-name="ce5" table:formula="of:=([.F24]/[.D24])" office:value-type="float" office:value="285.714285714286">
            <text:p>285,714285714286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8000*[.C25]" office:value-type="float" office:value="64000">
            <text:p>64000</text:p>
          </table:table-cell>
          <table:table-cell table:style-name="ce5" table:formula="of:=([.F25]/[.D25])" office:value-type="float" office:value="250">
            <text:p>25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8000*[.C26]" office:value-type="float" office:value="72000">
            <text:p>72000</text:p>
          </table:table-cell>
          <table:table-cell table:style-name="ce5" table:formula="of:=([.F26]/[.D26])" office:value-type="float" office:value="222.222222222222">
            <text:p>222,222222222222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8000*[.C27]" office:value-type="float" office:value="80000">
            <text:p>80000</text:p>
          </table:table-cell>
          <table:table-cell table:style-name="ce5" table:formula="of:=([.F27]/[.D27])" office:value-type="float" office:value="200">
            <text:p>20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8000*[.C28]" office:value-type="float" office:value="88000">
            <text:p>88000</text:p>
          </table:table-cell>
          <table:table-cell table:style-name="ce5" table:formula="of:=([.F28]/[.D28])" office:value-type="float" office:value="181.818181818182">
            <text:p>181,818181818182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8000*[.C29]" office:value-type="float" office:value="160000">
            <text:p>160000</text:p>
          </table:table-cell>
          <table:table-cell table:style-name="ce5" table:formula="of:=([.F29]/[.D29])" office:value-type="float" office:value="100">
            <text:p>10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8000*[.C30]" office:value-type="float" office:value="400000">
            <text:p>400000</text:p>
          </table:table-cell>
          <table:table-cell table:style-name="ce5" table:formula="of:=([.F30]/[.D30])" office:value-type="float" office:value="40">
            <text:p>4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8000*[.C31]" office:value-type="float" office:value="800000">
            <text:p>800000</text:p>
          </table:table-cell>
          <table:table-cell table:style-name="ce5" table:formula="of:=([.F31]/[.D31])" office:value-type="float" office:value="20">
            <text:p>2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8000*[.C32]" office:value-type="float" office:value="1200000">
            <text:p>1200000</text:p>
          </table:table-cell>
          <table:table-cell table:style-name="ce5" table:formula="of:=([.F32]/[.D32])" office:value-type="float" office:value="13.3333333333333">
            <text:p>13,3333333333333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8000*[.C33]" office:value-type="float" office:value="1600000">
            <text:p>1600000</text:p>
          </table:table-cell>
          <table:table-cell table:style-name="ce5" table:formula="of:=([.F33]/[.D33])" office:value-type="float" office:value="10">
            <text:p>10,00000000000000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8000*[.C34]" office:value-type="float" office:value="2000000">
            <text:p>2000000</text:p>
          </table:table-cell>
          <table:table-cell table:style-name="ce5" table:formula="of:=([.F34]/[.D34])" office:value-type="float" office:value="8">
            <text:p>8,00000000000000000000</text:p>
          </table:table-cell>
          <table:table-cell office:value-type="float" office:value="16000000">
            <text:p>16000000</text:p>
          </table:table-cell>
          <table:table-cell/>
          <table:table-cell>
            <draw:frame table:end-cell-address="Tabelle1.L49" table:end-x="0.323cm" table:end-y="0.333cm" draw:z-index="0" draw:style-name="gr1" svg:width="13.763cm" svg:height="7.007cm" svg:x="0.615cm" svg:y="0.1cm">
              <draw:object draw:notify-on-update-of-ranges="Tabelle1.C19:Tabelle1.C28 Tabelle1.E18:Tabelle1.E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8000*[.C35]" office:value-type="float" office:value="2040000">
            <text:p>2040000</text:p>
          </table:table-cell>
          <table:table-cell table:style-name="ce5" table:formula="of:=([.F35]/[.D35])" office:value-type="float" office:value="7.84313725490196">
            <text:p>7,84313725490196000000</text:p>
          </table:table-cell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table:formula="of:=8000*[.C36]" office:value-type="float" office:value="2032000">
            <text:p>2032000</text:p>
          </table:table-cell>
          <table:table-cell table:style-name="ce5" table:formula="of:=([.F36]/[.D36])" office:value-type="float" office:value="7.87401624015748">
            <text:p>7,87401624015748000000</text:p>
          </table:table-cell>
          <table:table-cell office:value-type="float" office:value="16000001">
            <text:p>16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table:formula="of:=8000*[.C37]" office:value-type="float" office:value="2024000">
            <text:p>2024000</text:p>
          </table:table-cell>
          <table:table-cell table:style-name="ce5" table:formula="of:=([.F37]/[.D37])" office:value-type="float" office:value="7.90513932806324">
            <text:p>7,90513932806324000000</text:p>
          </table:table-cell>
          <table:table-cell office:value-type="float" office:value="16000002">
            <text:p>16000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formula="of:=8000*[.C38]" office:value-type="float" office:value="2016000">
            <text:p>2016000</text:p>
          </table:table-cell>
          <table:table-cell table:style-name="ce5" table:formula="of:=([.F38]/[.D38])" office:value-type="float" office:value="7.93650942460318">
            <text:p>7,93650942460318000000</text:p>
          </table:table-cell>
          <table:table-cell office:value-type="float" office:value="16000003">
            <text:p>160000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formula="of:=8000*[.C39]" office:value-type="float" office:value="2008000">
            <text:p>2008000</text:p>
          </table:table-cell>
          <table:table-cell table:style-name="ce5" table:formula="of:=([.F39]/[.D39])" office:value-type="float" office:value="7.96812948207171">
            <text:p>7,96812948207171000000</text:p>
          </table:table-cell>
          <table:table-cell office:value-type="float" office:value="16000004">
            <text:p>16000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8000*[.C40]" office:value-type="float" office:value="2000000">
            <text:p>2000000</text:p>
          </table:table-cell>
          <table:table-cell table:style-name="ce5" table:formula="of:=([.F40]/[.D40])" office:value-type="float" office:value="8.0000025">
            <text:p>8,00000250000000000000</text:p>
          </table:table-cell>
          <table:table-cell office:value-type="float" office:value="16000005">
            <text:p>16000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formula="of:=8000*[.C41]" office:value-type="float" office:value="1992000">
            <text:p>1992000</text:p>
          </table:table-cell>
          <table:table-cell table:style-name="ce5" table:formula="of:=([.F41]/[.D41])" office:value-type="float" office:value="8.03213152610442">
            <text:p>8,03213152610442000000</text:p>
          </table:table-cell>
          <table:table-cell office:value-type="float" office:value="16000006">
            <text:p>16000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formula="of:=8000*[.C42]" office:value-type="float" office:value="1984000">
            <text:p>1984000</text:p>
          </table:table-cell>
          <table:table-cell table:style-name="ce5" table:formula="of:=([.F42]/[.D42])" office:value-type="float" office:value="8.06451965725806">
            <text:p>8,06451965725806000000</text:p>
          </table:table-cell>
          <table:table-cell office:value-type="float" office:value="16000007">
            <text:p>16000007</text:p>
          </table:table-cell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ast PWM</text:p>
          </table:table-cell>
          <table:table-cell office:value-type="string">
            <text:p>CTC M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Prescale</text:p>
          </table:table-cell>
          <table:table-cell table:number-columns-repeated="2" office:value-type="string">
            <text:p>Hz</text:p>
          </table:table-cell>
          <table:table-cell office:value-type="string">
            <text:p>kHz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000000">
            <text:p>16000000</text:p>
          </table:table-cell>
          <table:table-cell office:value-type="float" office:value="1">
            <text:p>1</text:p>
          </table:table-cell>
          <table:table-cell table:formula="of:=[.B56]/([.C56]*256)" office:value-type="float" office:value="62500">
            <text:p>62500</text:p>
          </table:table-cell>
          <table:table-cell table:formula="of:=[.B56]/(2*[.C56]*[.A56])" office:value-type="float" office:value="62500">
            <text:p>62500</text:p>
          </table:table-cell>
          <table:table-cell table:formula="of:=[.E56]/1000" office:value-type="float" office:value="62.5">
            <text:p>62,5</text:p>
          </table:table-cell>
          <table:table-cell table:number-columns-repeated="3"/>
        </table:table-row>
        <table:table-row table:style-name="ro1">
          <table:table-cell table:formula="of:=[.A56]" office:value-type="float" office:value="128">
            <text:p>128</text:p>
          </table:table-cell>
          <table:table-cell office:value-type="float" office:value="16000000">
            <text:p>16000000</text:p>
          </table:table-cell>
          <table:table-cell office:value-type="float" office:value="8">
            <text:p>8</text:p>
          </table:table-cell>
          <table:table-cell table:formula="of:=[.B57]/([.C57]*256)" office:value-type="float" office:value="7812.5">
            <text:p>7812,5</text:p>
          </table:table-cell>
          <table:table-cell table:formula="of:=[.B57]/(2*[.C57]*[.A57])" office:value-type="float" office:value="7812.5">
            <text:p>7812,5</text:p>
          </table:table-cell>
          <table:table-cell table:formula="of:=[.E57]/1000" office:value-type="float" office:value="7.8125">
            <text:p>7,81</text:p>
          </table:table-cell>
          <table:table-cell table:number-columns-repeated="3"/>
        </table:table-row>
        <table:table-row table:style-name="ro1">
          <table:table-cell table:formula="of:=[.A57]" office:value-type="float" office:value="128">
            <text:p>128</text:p>
          </table:table-cell>
          <table:table-cell office:value-type="float" office:value="16000000">
            <text:p>16000000</text:p>
          </table:table-cell>
          <table:table-cell office:value-type="float" office:value="64">
            <text:p>64</text:p>
          </table:table-cell>
          <table:table-cell table:formula="of:=[.B58]/([.C58]*256)" office:value-type="float" office:value="976.5625">
            <text:p>976,56</text:p>
          </table:table-cell>
          <table:table-cell table:formula="of:=[.B58]/(2*[.C58]*[.A58])" office:value-type="float" office:value="976.5625">
            <text:p>976,56</text:p>
          </table:table-cell>
          <table:table-cell table:formula="of:=[.E58]/1000" office:value-type="float" office:value="0.9765625">
            <text:p>0,98</text:p>
          </table:table-cell>
          <table:table-cell table:number-columns-repeated="3"/>
        </table:table-row>
        <table:table-row table:style-name="ro1">
          <table:table-cell table:formula="of:=[.A58]" office:value-type="float" office:value="128">
            <text:p>128</text:p>
          </table:table-cell>
          <table:table-cell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formula="of:=[.B59]/([.C59]*256)" office:value-type="float" office:value="244.140625">
            <text:p>244,14</text:p>
          </table:table-cell>
          <table:table-cell table:formula="of:=[.B59]/(2*[.C59]*[.A59])" office:value-type="float" office:value="244.140625">
            <text:p>244,14</text:p>
          </table:table-cell>
          <table:table-cell table:formula="of:=[.E59]/1000" office:value-type="float" office:value="0.244140625">
            <text:p>0,24</text:p>
          </table:table-cell>
          <table:table-cell table:number-columns-repeated="3"/>
        </table:table-row>
        <table:table-row table:style-name="ro1">
          <table:table-cell table:formula="of:=[.A59]" office:value-type="float" office:value="128">
            <text:p>128</text:p>
          </table:table-cell>
          <table:table-cell office:value-type="float" office:value="16000000">
            <text:p>16000000</text:p>
          </table:table-cell>
          <table:table-cell office:value-type="float" office:value="1024">
            <text:p>1024</text:p>
          </table:table-cell>
          <table:table-cell table:formula="of:=[.B60]/([.C60]*256)" office:value-type="float" office:value="61.03515625">
            <text:p>61,04</text:p>
          </table:table-cell>
          <table:table-cell table:formula="of:=[.B60]/(2*[.C60]*[.A60])" office:value-type="float" office:value="61.03515625">
            <text:p>61,04</text:p>
          </table:table-cell>
          <table:table-cell table:formula="of:=[.E60]/1000" office:value-type="float" office:value="0.06103515625">
            <text:p>0,06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.06.2011</text:date>, <text:time>15:2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06-14T13:30:01.53</meta:creation-date>
    <dc:date>2011-06-21T15:22:18.39</dc:date>
    <dc:creator>Kai Lauterbach</dc:creator>
    <meta:editing-duration>PT06H06M21S</meta:editing-duration>
    <meta:editing-cycles>28</meta:editing-cycles>
    <meta:generator>OpenOffice.org/3.2$Win32 OpenOffice.org_project/320m12$Build-9483</meta:generator>
    <meta:document-statistic meta:table-count="3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64cm" svg:height="7.008cm" xlink:href=".." chart:class="chart:line" chart:style-name="ch1">
        <chart:legend chart:legend-position="end" svg:x="11.807cm" svg:y="3.196cm" chart:style-name="ch2"/>
        <chart:plot-area chart:style-name="ch3" table:cell-range-address="Tabelle1.C19:Tabelle1.C28 Tabelle1.E18:Tabelle1.E35" chart:data-source-has-labels="column" svg:x="0.275cm" svg:y="0.14cm" svg:width="11.258cm" svg:height="6.588cm">
          <chart:axis chart:dimension="x" chart:name="primary-x" chart:style-name="ch4">
            <chart:categories table:cell-range-address="Tabelle1.C19:Tabelle1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8:Tabelle1.E35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C19:Tabelle1.C28">2</text:p>
              </table:table-cell>
              <table:table-cell office:value-type="float" office:value="2000">
                <text:p text:id="Tabelle1.E18:Tabelle1.E35"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.714285714286">
                <text:p>285.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.222222222222">
                <text:p>222.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181.818181818182">
                <text:p>181.81818181818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7.84313725490196">
                <text:p>7.84313725490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